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E0000005E715337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automatic-styles>
    <style:style style:name="P1" style:family="paragraph" style:parent-style-name="Footer">
      <style:text-properties fo:font-size="10pt" fo:language="ru" fo:country="RU" style:font-size-asian="10pt" style:font-size-complex="10pt"/>
    </style:style>
    <style:style style:name="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P4" style:family="paragraph" style:parent-style-name="Header">
      <style:text-properties fo:language="ru" fo:country="RU"/>
    </style:style>
    <style:style style:name="P5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P6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Val_5f_Head-1" style:master-page-name="Val_5f_Default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Билеты к осеннему зачёту</text:h>
      <text:h text:style-name="Val_5f_Head-3" text:outline-level="3">Список основных вопросов</text:h>
      <text:p text:style-name="Val_5f_TextDefault">1. Наивный поиск подстроки в строке. Реализация на Python без использования стандартных методов str. </text:p>
      <text:p text:style-name="Val_5f_TextDefault">2. Алгоритм обращения чисел в массиве. Реализация на Python. </text:p>
      <text:p text:style-name="Val_5f_TextDefault">3. Алгоритм циклического сдвига в массиве. Реализация на Python. </text:p>
      <text:p text:style-name="Val_5f_TextDefault">4. Поиск корня уравнения методом бисекции. Требования алгоритма к функции. Реализация на Python и ассимптотика алгоритма. </text:p>
      <text:p text:style-name="Val_5f_TextDefault">5. Поиск значения в упорядоченном массиве методом бисекции. Алгоритм и его реализация на Python. </text:p>
      <text:p text:style-name="Val_5f_TextDefault">6. Изложить алгоритм, его особенности, ассимптотику и применимость для алгоритмов сортировки выбором, вставками и пузырьком. Без реализации на Python. </text:p>
      <text:p text:style-name="Val_5f_TextDefault">7. Изложить алгоритм, его особенности, ассимптотику и применимость для алгоритмов пирамидальной сортировки, сортировки обезьяны и дурака. Без реализации на Python. </text:p>
      <text:p text:style-name="Val_5f_TextDefault">8. Изложить алгоритм, его особенности, ассимптотику и применимость для алгоритмов сортировки слиянием и подсчётом. Без реализации на Python. </text:p>
      <text:p text:style-name="Val_5f_TextDefault">9. Изложить алгоритм, его особенности, ассимптотику и применимость для алгоритмов сортировки Хоара и поразрядной сортировки. Без реализации на Python. </text:p>
      <text:p text:style-name="Val_5f_TextDefault">10. Сортировка обезьяны. Ассимптотика алгоритма. Реализация на Python. </text:p>
      <text:p text:style-name="Val_5f_TextDefault">11. Сортировка вставками. Ассимптотика алгоритма. Реализация на Python. </text:p>
      <text:p text:style-name="Val_5f_TextDefault">12. Сортировка выбором. Ассимптотика алгоритма. Реализация на Python. </text:p>
      <text:p text:style-name="Val_5f_TextDefault"><text:soft-page-break/>13. Сортировка методом пузырька. Ассимптотика алгоритма. Реализация на Python. </text:p>
      <text:p text:style-name="Val_5f_TextDefault">14. Сортировка дурака. Ассимптотика алгоритма. Реализация на Python. </text:p>
      <text:p text:style-name="Val_5f_TextDefault">15. Сортировка подсчётом. Применимость и ассимптотика алгоритма. Реализация на Python. </text:p>
      <text:p text:style-name="Val_5f_TextDefault">16. Поразрядная сортировка. Применимость и ассимптотика алгоритма. Реализация на Python. </text:p>
      <text:p text:style-name="Val_5f_TextDefault">17. Быстрая сортировка Хоара. Ассимптотика алгоритма. Реализация на Python.(<text:a xlink:type="simple" xlink:href="https://www.youtube.com/watch?v=BYI0ghan8d0&amp;feature=youtu.be&amp;t=35m20s" text:style-name="Internet_20_link" text:visited-style-name="Visited_20_Internet_20_Link">лек 11</text:a>)</text:p>
      <text:p text:style-name="Val_5f_Code">from random import choice<text:line-break/>def hoar_sort(A):<text:line-break/><text:tab/>if len(A) &lt;= 1:<text:line-break/><text:tab/><text:tab/>return A<text:line-break/><text:tab/>barrier = choice(A)<text:line-break/><text:tab/>left = [x for x in A if x &lt; barrier]<text:line-break/><text:tab/>middle = [x for x in A x == barrier]<text:line-break/><text:tab/>right = [x for x in A x &gt; barrier]<text:line-break/><text:tab/>left = hoar_sort(left)<text:line-break/><text:tab/>right = hoar_sort(right)<text:line-break/><text:tab/>return left + middle + right</text:p>
      <text:p text:style-name="Val_5f_TextDefault">18. Сортировка слиянием. Ассимптотика алгоритма. Реализация на Python. (<text:a xlink:type="simple" xlink:href="https://www.youtube.com/watch?v=BYI0ghan8d0&amp;feature=youtu.be&amp;t=35m30s" text:style-name="Internet_20_link" text:visited-style-name="Visited_20_Internet_20_Link">лек 11</text:a>)</text:p>
      <text:p text:style-name="Val_5f_Code">def merge_sort(A):<text:line-break/><text:tab/>if len(A) &lt;= 1:<text:line-break/><text:tab/><text:tab/>return A<text:line-break/><text:tab/>left = A[:len(A) // 2]<text:line-break/><text:tab/>right = A[len(A) // 2:]<text:line-break/><text:tab/>left = merge_sort(left)<text:line-break/><text:tab/>right = merge_sort(right)<text:line-break/><text:tab/>return merge(left, right)</text:p>
      <text:p text:style-name="Val_5f_Code">def merge(A, B):<text:line-break/><text:tab/>Res = []<text:line-break/><text:tab/>i = 0<text:line-break/><text:tab/>j = 0<text:line-break/><text:tab/>while i &lt; len(A) and j &lt; len(B):<text:line-break/><text:tab/><text:tab/>if A[i] &lt; B[j]:<text:line-break/><text:tab/><text:tab/><text:tab/>Res.append(A[i])<text:line-break/><text:tab/><text:tab/><text:tab/>i += 1<text:line-break/><text:tab/><text:tab/>else:<text:line-break/><text:tab/><text:tab/><text:tab/>Res.append(B[j])<text:line-break/><text:tab/><text:tab/><text:tab/>j += 1<text:line-break/><text:soft-page-break/><text:tab/>Res += A[i:] + B[j:] <text:s/># один из срезов пуст<text:line-break/><text:tab/>return Res</text:p>
      <text:p text:style-name="Val_5f_TextDefault">19. Рекурсия. Прямой и обратный ход рекурсии. Стек вызовов при рекурсии. </text:p>
      <text:p text:style-name="Val_5f_TextDefault">20. Алгоритм Евклида. Реализация на Python через цикл и через рекурсию. </text:p>
      <text:p text:style-name="Val_5f_TextDefault">21. Быстрое возведение в степень. Ассимптотика алгоритма. Реализация на Python. </text:p>
      <text:p text:style-name="Val_5f_TextDefault">22. Вычисление чисел Фибоначчи. Реализация на Python через цикл и через рекурсию. </text:p>
      <text:p text:style-name="Val_5f_TextDefault">23. Ханойские башни. Алгоритм и его реализация на Python. </text:p>
      <text:p text:style-name="Val_5f_TextDefault">24. Динамическое программирование. Сходство с рекурсией и отличие от неё. Когда рекурсия применима, а динамическое программирование нет. </text:p>
      <text:p text:style-name="Val_5f_TextDefault">25. Задача о количестве траекторий Кузнечика на числовой прямой. Реализация на Python. </text:p>
      <text:p text:style-name="Val_5f_TextDefault">26. Задача о траектории наименьшей стоимости для Кузнечика. Восстановление траектории наименьшей стоимости. Реализация на Python. </text:p>
      <text:p text:style-name="Val_5f_TextDefault">27. Двумерное динамическое программирование. Задача о количестве траекторий шахматного короля. Реализация на Python. </text:p>
      <text:p text:style-name="Val_5f_TextDefault">28. Наибольшая общая подпоследовательность. Ассимптотика алгоритма. Реализация. </text:p>
      <text:p text:style-name="Val_5f_TextDefault">29. Наибольшая возрастающая подпоследовательность. Ассимптотика алгоритма. Реализация на Python. (<text:a xlink:type="simple" xlink:href="https://www.youtube.com/watch?v=BYI0ghan8d0&amp;feature=youtu.be&amp;list=PLRDzFCPr95fKqdZFJ2dMt0jjkNLn1vzU8&amp;t=1m33s" text:style-name="Internet_20_link" text:visited-style-name="Visited_20_Internet_20_Link">11 лек</text:a>) </text:p>
      <text:p text:style-name="Val_5f_Code">F = [0]*len(A)<text:line-break/>for i in range(len(A)):<text:line-break/><text:tab/>for j in range(i):<text:line-break/><text:tab/><text:tab/>if A[j] &lt; A[i] n<text:line-break/><text:tab/><text:tab/><text:tab/>and F[j] &gt; F[i]:<text:line-break/><text:tab/><text:tab/><text:tab/>F[i] = F[j]<text:line-break/><text:tab/>F[i] += 1<text:line-break/>print(max(F))</text:p>
      <text:p text:style-name="Standard"/>
      <text:p text:style-name="Val_5f_TextDefault">Генерация комбинаторных объектов. (<text:a xlink:type="simple" xlink:href="https://youtu.be/BYI0ghan8d0?t=16m36s" text:style-name="Internet_20_link" text:visited-style-name="Visited_20_Internet_20_Link">лек 11</text:a>)</text:p>
      <text:p text:style-name="Val_5f_TextDefault"><text:soft-page-break/>30. Перегрузка операторов для классов в Python. (<text:a xlink:type="simple" xlink:href="http://judge.mipt.ru/mipt_cs_on_python3/labs/lab10.html#id7" text:style-name="Internet_20_link" text:visited-style-name="Visited_20_Internet_20_Link">лаба 10</text:a>)</text:p>
      <text:p text:style-name="Val_5f_TextDefault">31. Конструктор класса в Python. Классовые и экземплярные атрибуты. (<text:a xlink:type="simple" xlink:href="https://youtu.be/u9HsU_x_mBE?t=15m2s" text:style-name="Internet_20_link" text:visited-style-name="Visited_20_Internet_20_Link">лек 12</text:a>)</text:p>
      <text:p text:style-name="Val_5f_TextDefault">32. Наследование классов в Python. Вызов конструктора надкласса. (<text:a xlink:type="simple" xlink:href="https://youtu.be/u9HsU_x_mBE?t=52m56s" text:style-name="Internet_20_link" text:visited-style-name="Visited_20_Internet_20_Link">лек 12</text:a>)</text:p>
      <text:p text:style-name="Val_5f_TextDefault">33. Исключения в Python. Генерирование и перехват исключений. (<text:a xlink:type="simple" xlink:href="https://youtu.be/u9HsU_x_mBE?t=1h4m40s" text:style-name="Internet_20_link" text:visited-style-name="Visited_20_Internet_20_Link">лек 12</text:a>)</text:p>
      <text:p text:style-name="Val_5f_TextDefault">34. Односвязный список на Python. Реализация при помощи класса LinkedList. Ассимптотика операций. </text:p>
      <text:p text:style-name="Val_5f_TextDefault">35. Стек. Использование стека для проверки корректности скобочной последовательности. </text:p>
      <text:p text:style-name="Val_5f_TextDefault">36. Двусвязный список на Python. Очередь. </text:p>
      <text:p text:style-name="Val_5f_TextDefault">37. Пирамида (куча). Реализация на Python. Ассимптотика добавления и удаления элемента в кучу. </text:p>
      <text:p text:style-name="Val_5f_TextDefault">38. Пирамидальная сортировка. Ассимптотика алгоритма. Реализация. </text:p>
      <text:p text:style-name="Val_5f_TextDefault">39. Открытая и закрытая хеш-таблица. Описать добавление элемента. Ассимптотика поиска. Без реализации на Python. </text:p>
      <text:h text:style-name="Val_5f_Head-3" text:outline-level="3">Вопросы по синтаксису Python 3</text:h>
      <text:p text:style-name="P7">1. Ссылочная модель данных и динамическая типизация в Python. Сборщик мусора. </text:p>
      <text:p text:style-name="P7">2. Литералы чисел. Поддержка позиционных систем счисления в Python. </text:p>
      <text:p text:style-name="P7">3. Строки в Python. Экранируемые символы. Виды литералов строк в Python и их особенности. </text:p>
      <text:p text:style-name="P7">4. Условный оператор if и каскадная условная конструкция elif в Python. </text:p>
      <text:p text:style-name="P7">5. Цикл while и управляющие операторы break и continue. Использование else после while. </text:p>
      <text:p text:style-name="P7">Цикл for и его особенности в Python. Функция range(). </text:p>
      <text:p text:style-name="P7">Строки в Python. Методы find, count, replace, strip, upper, lower. </text:p>
      <text:p text:style-name="P7">Строки в Python. Срезы с двумя и тремя параметрами. </text:p>
      <text:p text:style-name="P7">Кортежи переменных и множественное присваивание. </text:p>
      <text:p text:style-name="P7"><text:soft-page-break/>Списки в Python. Методы списков и операции со списками. </text:p>
      <text:p text:style-name="P7">Списки в Python. Срезы списков. Присваивание в срез. Проблема копирования списка. </text:p>
      <text:p text:style-name="P7">Списки в Python. List comprehensions: генерация списков. </text:p>
      <text:p text:style-name="P7">Двумерные массивы (списки списков). Вложенная генерация. </text:p>
      <text:p text:style-name="Text_20_body">Именованные параметры функций. Значения параметров по умолчанию. </text:p>
      <text:h text:style-name="Val_5f_Head-3" text:outline-level="3">Алгоритмические и теоретические вопросы</text:h>
      <text:p text:style-name="P7">1. Позиционные системы счисления. Перевод числа из 10-й в произвольную систему счисления и наоборот. </text:p>
      <text:p text:style-name="P7">Связь двоичной, восьмеричной и шестнадцатеричной систем счисления. Примеры и обоснование. (<text:a xlink:type="simple" xlink:href="https://youtu.be/EKJW2OF8Og8?t=54s" text:style-name="Internet_20_link" text:visited-style-name="Visited_20_Internet_20_Link">лек 3</text:a>)</text:p>
      <text:p text:style-name="P7">2. Основы алгебры логики. Таблицы истинности И, ИЛИ, НЕ, XOR, импликации и эквиваленции. </text:p>
      <text:p text:style-name="P7">Основы алгебры логики. Свойства операций И и ИЛИ. </text:p>
      <text:p text:style-name="P7">Основы алгебры логики. Операция НЕ. Законы де Моргана. </text:p>
      <text:p text:style-name="P7">Табличное задание логической функции. Дизъюнктивная нормальная форма. </text:p>
      <text:p text:style-name="P7">Однопроходные алгоритмы: подсчёт, сумма, произведение. </text:p>
      <text:p text:style-name="P7">Среднеквадратическое отклонение: однопроходный алгоритм. </text:p>
      <text:p text:style-name="P7">Однопроходные алгоритмы: поиск максимума и подсчёт количества элементов, равных максимальному. </text:p>
      <text:p text:style-name="P7">Однопроходные алгоритмы: нахождение трёх максимальных элементов. </text:p>
      <text:p text:style-name="P7">Однопроходные алгоритмы: поиск местоположения максимума. </text:p>
      <text:p text:style-name="P7">Алгоритм прверки простоты числа. Обоснование возможности остановки перебора на корне из числа. </text:p>
      <text:p text:style-name="P7">Алгоритм разложения числа на множители. </text:p>
      <text:p text:style-name="P7">Алгоритм обращения массива. </text:p>
      <text:p text:style-name="Text_20_body">Структурное программирование. Декомпозиция задачи <text:soft-page-break/>и проектирование «сверху-вниз». </text:p>
      <text:p text:style-name="Val_5f_Text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styles>
    <draw:fill-image draw:name="Sky" xlink:href="Pictures/100000000000005E0000005E71533790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801cm" style:writing-mode="lr-tb"/>
      <style:text-properties style:use-window-font-color="true" style:font-name="Arial" fo:font-size="12pt" fo:language="ru" fo:country="RU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Val_5f_TextDefault" style:class="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1" fo:font-size="14pt" style:font-name-asian="Mangal1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style:language-asian="zh" style:country-asian="C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asian="Mangal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/>
      <style:text-properties style:font-name="Arial" fo:font-style="italic" style:font-name-asian="Mangal" style:language-asian="zh" style:country-asian="CN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font-name="Arial" style:font-name-asian="Mangal" style:language-asian="zh" style:country-asian="CN" fo:hyphenate="false" fo:hyphenation-remain-char-count="2" fo:hyphenation-push-char-count="2"/>
    </style:style>
    <style:style style:name="Quotations" style:family="paragraph" style:parent-style-name="Standard" style:class="html">
      <style:paragraph-properties loext:contextual-spacing="false" fo:margin-left="1.3cm" fo:margin-right="0.3cm" fo:margin-top="0.208cm" fo:margin-bottom="0cm" fo:line-height="0.631cm" fo:text-align="justify" style:justify-single-word="false" fo:hyphenation-ladder-count="no-limit" fo:text-indent="1.27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0000ff"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423cm" fo:margin-bottom="0.106cm" fo:hyphenation-ladder-count="no-limit" fo:keep-with-next="always"/>
      <style:text-properties style:font-name="Arial1" fo:font-size="13pt" fo:font-weight="bold" style:font-name-asian="Arial1" style:font-size-asian="13pt" style:language-asian="zh" style:country-asian="CN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text-properties fo:font-size="14pt"/>
    </style:style>
    <style:style style:name="Heading_20_5" style:display-name="Heading 5" style:family="paragraph" style:parent-style-name="Heading_20_6" style:next-style-name="Standard" style:class="text">
      <style:paragraph-properties loext:contextual-spacing="false" fo:margin-top="0.423cm" fo:margin-bottom="0.106cm" fo:keep-with-next="always"/>
      <style:text-properties style:font-name="Arial1" fo:font-size="11pt" fo:font-weight="bold" style:font-name-asian="Arial1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loext:contextual-spacing="false" fo:margin-left="0cm" fo:margin-right="0cm" fo:margin-top="0.494cm" fo:margin-bottom="0.494cm" fo:text-align="center" style:justify-single-word="false" fo:hyphenation-ladder-count="no-limit" fo:text-indent="0cm" style:auto-text-indent="false"/>
      <style:text-properties fo:font-size="16pt" fo:letter-spacing="0.035cm" style:font-size-asian="11pt" style:language-asian="zh" style:country-asian="CN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fo:font-weight="bold" style:font-size-asian="10pt" style:language-asian="zh" style:country-asian="CN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Val_5f_TextDefault" style:display-name="Val_TextDefault" style:family="paragraph" style:parent-style-name="Standard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.499cm" style:auto-text-indent="false" style:page-number="auto" fo:background-color="transparent" style:shadow="none">
        <style:tab-stops>
          <style:tab-stop style:position="1cm"/>
        </style:tab-stops>
        <style:background-image/>
      </style:paragraph-properties>
      <style:text-properties style:language-asian="zh" style:country-asian="CN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line-height="0.631cm" fo:text-align="center" style:justify-single-word="false" fo:hyphenation-ladder-count="no-limit"/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1.27cm" fo:margin-right="3.81cm" fo:line-height="0.423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style:font-name="CubicPS" fo:font-size="10pt" style:font-name-asian="CubicPS" style:font-size-asian="10pt" style:language-asian="zh" style:country-asian="C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3.501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Header" style:family="paragraph" style:parent-style-name="Standard" style:class="extra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1.27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language-asian="zh" style:country-asian="C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Standard" style:next-style-name="Standard" style:class="index">
      <style:paragraph-properties fo:hyphenation-ladder-count="no-limit">
        <style:tab-stops>
          <style:tab-stop style:position="14cm" style:type="right" style:leader-style="dotted" style:leader-text="."/>
        </style:tab-stops>
      </style:paragraph-properties>
      <style:text-properties fo:font-weight="bold" style:language-asian="zh" style:country-asian="CN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language-asian="zh" style:country-asian="CN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Text" style:family="paragraph" style:parent-style-name="Standard" style:class="extra">
      <style:paragraph-properties loext:contextual-spacing="false" fo:margin-left="0cm" fo:margin-right="0cm" fo:margin-top="0cm" fo:margin-bottom="0cm" fo:hyphenation-ladder-count="no-limit" fo:text-indent="0cm" style:auto-text-indent="false"/>
      <style:text-properties style:font-name="Courier New" style:font-name-asian="Courier New" style:font-size-asian="10pt" style:language-asian="zh" style:country-asian="CN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Val_5f_Head-1" style:display-name="Val_Head-1" style:family="paragraph" style:parent-style-name="Heading_20_1" style:next-style-name="Val_5f_TextDefault" style:master-page-name="">
      <style:paragraph-properties loext:contextual-spacing="false" fo:margin-left="1cm" fo:margin-right="1cm" fo:margin-top="0cm" fo:margin-bottom="1cm" fo:text-align="center" style:justify-single-word="false" fo:text-indent="0cm" style:auto-text-indent="false" style:page-number="auto" fo:break-before="page" fo:keep-with-next="auto"/>
      <style:text-properties fo:color="#000000" style:font-name="Arial1" fo:font-size="16pt" fo:font-style="normal" fo:font-weight="bold" style:font-weight-asian="bold" style:font-style-complex="normal" style:font-weight-complex="bold"/>
    </style:style>
    <style:style style:name="Val_5f_Head-2" style:display-name="Val_Head-2" style:family="paragraph" style:parent-style-name="Heading_20_2" style:next-style-name="Val_5f_TextDefault" style:master-page-name="">
      <style:paragraph-properties loext:contextual-spacing="false" fo:margin-left="1cm" fo:margin-right="1cm" fo:margin-top="1.499cm" fo:margin-bottom="0.499cm" fo:text-align="center" style:justify-single-word="false" fo:text-indent="0cm" style:auto-text-indent="false" style:page-number="auto"/>
      <style:text-properties fo:color="#0066cc" fo:font-size="15pt" fo:font-style="normal" fo:font-weight="bold" style:font-style-asian="normal" style:font-style-complex="normal"/>
    </style:style>
    <style:style style:name="Val_5f_Epigraph-Main" style:display-name="Val_Epigraph-Main" style:family="paragraph" style:parent-style-name="Standard" style:next-style-name="Val_5f_Epigraph-Name" style:master-page-name="">
      <style:paragraph-properties loext:contextual-spacing="false" fo:margin-left="3.5cm" fo:margin-right="0cm" fo:margin-top="0cm" fo:margin-bottom="0.199cm" fo:line-height="0.45cm" fo:hyphenation-ladder-count="no-limit" fo:text-indent="0cm" style:auto-text-indent="false" style:page-number="auto"/>
      <style:text-properties style:font-name="Arial2" fo:font-size="10pt" fo:font-style="normal" fo:font-weight="normal" style:font-style-asian="normal" style:font-style-complex="normal" fo:hyphenate="true" fo:hyphenation-remain-char-count="3" fo:hyphenation-push-char-count="3"/>
    </style:style>
    <style:style style:name="Val_5f_Epigraph-Name" style:display-name="Val_Epigraph-Name" style:family="paragraph" style:parent-style-name="Standard" style:next-style-name="Val_5f_TextDefault">
      <style:paragraph-properties loext:contextual-spacing="false" fo:margin-top="0cm" fo:margin-bottom="0.6cm" fo:text-align="end" style:justify-single-word="false"/>
      <style:text-properties fo:font-size="11pt" fo:font-style="italic" style:font-style-complex="italic"/>
    </style:style>
    <style:style style:name="Val_5f_Head-4" style:display-name="Val_Head-4" style:family="paragraph" style:parent-style-name="Heading_20_4" style:next-style-name="Val_5f_TextDefault" style:master-page-name="">
      <style:paragraph-properties loext:contextual-spacing="false" fo:margin-left="0cm" fo:margin-right="0cm" fo:margin-top="0.42cm" fo:margin-bottom="0.21cm" fo:text-align="center" style:justify-single-word="false" fo:keep-together="always" fo:text-indent="0cm" style:auto-text-indent="false" style:page-number="auto"/>
      <style:text-properties style:font-name="Times New Roman" fo:font-size="14pt" fo:font-style="normal" fo:font-weight="normal" style:font-style-asian="normal" style:font-style-complex="normal" style:font-weight-complex="normal"/>
    </style:style>
    <style:style style:name="Val_5f_Title-1" style:display-name="Val_Title-1" style:family="paragraph" style:parent-style-name="Val_5f_TextDefault" style:master-page-name="">
      <style:paragraph-properties loext:contextual-spacing="false" fo:margin-left="1.199cm" fo:margin-right="1.199cm" fo:margin-top="2cm" fo:margin-bottom="3cm" fo:text-align="center" style:justify-single-word="false" fo:hyphenation-ladder-count="no-limit" fo:text-indent="0cm" style:auto-text-indent="false" style:page-number="auto"/>
      <style:text-properties fo:color="#801900" fo:font-size="20pt" fo:font-style="normal" fo:font-weight="bold" style:font-weight-asian="bold" style:font-weight-complex="bold" fo:hyphenate="false" fo:hyphenation-remain-char-count="3" fo:hyphenation-push-char-count="3"/>
    </style:style>
    <style:style style:name="Val_5f_Title-2" style:display-name="Val_Title-2" style:family="paragraph" style:parent-style-name="Val_5f_TextDefault" style:next-style-name="Val_5f_TextDefault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Val_5f_Snoska" style:display-name="Val_Snoska" style:family="paragraph" style:parent-style-name="Footnote" style:master-page-name="">
      <style:paragraph-properties loext:contextual-spacing="false" fo:margin-left="0cm" fo:margin-right="0cm" fo:margin-top="0cm" fo:margin-bottom="0.101cm" style:line-height-at-least="0.176cm" fo:text-align="justify" style:justify-single-word="false" fo:hyphenation-ladder-count="no-limit" fo:text-indent="0cm" style:auto-text-indent="false" style:page-number="auto">
        <style:tab-stops>
          <style:tab-stop style:position="1.27cm"/>
        </style:tab-stops>
      </style:paragraph-properties>
      <style:text-properties fo:font-size="9pt" fo:hyphenate="true" fo:hyphenation-remain-char-count="3" fo:hyphenation-push-char-count="3"/>
    </style:style>
    <style:style style:name="Endnote" style:family="paragraph" style:parent-style-name="Standard" style:class="extra">
      <style:paragraph-properties fo:margin-left="0.499cm" fo:margin-right="0cm" fo:hyphenation-ladder-count="no-limit" fo:text-indent="-0.499cm" style:auto-text-indent="false">
        <style:tab-stops/>
      </style:paragraph-properties>
      <style:text-properties fo:font-size="10pt" style:font-size-asian="10pt" style:language-asian="zh" style:country-asian="CN" fo:hyphenate="false" fo:hyphenation-remain-char-count="2" fo:hyphenation-push-char-count="2"/>
    </style:style>
    <style:style style:name="Val_5f_Content-1" style:display-name="Val_Content-1" style:family="paragraph" style:parent-style-name="Val_5f_TextDefault" style:master-page-name="">
      <style:paragraph-properties loext:contextual-spacing="false" fo:margin-left="0.45cm" fo:margin-right="0cm" fo:margin-top="0cm" fo:margin-bottom="0.049cm" fo:text-align="start" style:justify-single-word="false" fo:hyphenation-ladder-count="no-limit" fo:text-indent="-0.45cm" style:auto-text-indent="false" style:page-number="auto" fo:keep-with-next="always">
        <style:tab-stops>
          <style:tab-stop style:position="1cm"/>
        </style:tab-stops>
      </style:paragraph-properties>
      <style:text-properties style:font-name="Times New Roman1" fo:font-size="12pt" fo:font-weight="bold" style:font-weight-asian="bold" style:font-weight-complex="bold" fo:hyphenate="false" fo:hyphenation-remain-char-count="3" fo:hyphenation-push-char-count="3"/>
    </style:style>
    <style:style style:name="Val_5f_Content-2" style:display-name="Val_Content-2" style:family="paragraph" style:parent-style-name="Val_5f_TextDefault" style:master-page-name="">
      <style:paragraph-properties loext:contextual-spacing="false" fo:margin-left="0.7cm" fo:margin-right="0cm" fo:margin-top="0cm" fo:margin-bottom="0.049cm" fo:text-align="start" style:justify-single-word="false" fo:text-indent="0cm" style:auto-text-indent="false" style:page-number="auto">
        <style:tab-stops/>
      </style:paragraph-properties>
      <style:text-properties fo:color="#0066cc" style:font-name="Times New Roman" fo:font-size="12pt" fo:font-style="normal" fo:font-weight="normal" style:font-weight-asian="normal" style:font-weight-complex="normal"/>
    </style:style>
    <style:style style:name="First_20_line_20_indent" style:display-name="First line indent" style:family="paragraph" style:parent-style-name="Val_5f_TextDefault" style:next-style-name="Val_5f_TextDefault" style:class="text">
      <style:paragraph-properties fo:margin-left="0cm" fo:margin-right="0cm" fo:text-indent="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text-indent="-0.635cm" style:auto-text-indent="fals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text-indent="-0.635cm" style:auto-text-indent="false">
        <style:tab-stops/>
      </style:paragraph-properties>
    </style:style>
    <style:style style:name="Numbering_20_3" style:display-name="Numbering 3" style:family="paragraph" style:parent-style-name="List" style:class="list">
      <style:paragraph-properties fo:margin-left="1.905cm" fo:margin-right="0cm" fo:text-indent="-0.635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Val_5f_Head-3" style:display-name="Val_Head-3" style:family="paragraph" style:parent-style-name="Heading_20_3">
      <style:paragraph-properties loext:contextual-spacing="false" fo:margin-top="0.42cm" fo:margin-bottom="0.3cm"/>
    </style:style>
    <style:style style:name="Val_5f_Content-3" style:display-name="Val_Content-3" style:family="paragraph" style:parent-style-name="Val_5f_TextDefault" style:master-page-name="">
      <style:paragraph-properties fo:margin-left="0.7cm" fo:margin-right="0cm" fo:margin-top="0cm" fo:margin-bottom="0.101cm" fo:line-height="0.4cm" fo:text-align="start" style:justify-single-word="false" fo:hyphenation-ladder-count="no-limit" fo:text-indent="0cm" style:auto-text-indent="false" style:page-number="auto"/>
      <style:text-properties fo:hyphenate="false" fo:hyphenation-remain-char-count="3" fo:hyphenation-push-char-count="3"/>
    </style:style>
    <style:style style:name="List_20_2" style:display-name="List 2" style:family="paragraph" style:parent-style-name="Standard" style:class="list">
      <style:text-properties style:font-style-complex="normal" style:font-weight-complex="bold"/>
    </style:style>
    <style:style style:name="Drawing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Val_5f_primitive" style:display-name="Val_primitive" style:family="paragraph" style:parent-style-name="Val_5f_TextDefault" style:next-style-name="Val_5f_TextDefault" style:master-page-name="">
      <style:paragraph-properties fo:margin-left="0cm" fo:margin-right="0cm" fo:text-align="start" style:justify-single-word="false" fo:text-indent="0cm" style:auto-text-indent="false" style:page-number="auto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Val_5f_Code" style:display-name="Val_Code" style:family="paragraph" style:next-style-name="Standard">
      <style:paragraph-properties fo:margin-left="1cm" fo:margin-right="0cm" fo:margin-top="0.199cm" fo:margin-bottom="0.199cm" fo:line-height="0.4cm" fo:text-indent="0cm" style:auto-text-indent="false"/>
      <style:text-properties fo:color="#333333" style:font-name="Calibri" fo:font-size="11pt"/>
    </style:style>
    <style:style style:name="Footnote_20_Symbol" style:display-name="Footnote Symbol" style:family="text">
      <style:text-properties style:text-position="37% 100%" style:font-name="GothicPS" fo:font-size="8pt" fo:font-weight="bold" style:font-name-asian="GothicPS" style:font-weight-asian="bold" style:font-weight-complex="bold"/>
    </style:style>
    <style:style style:name="Val_5f_UpSnoska" style:display-name="Val_UpSnoska" style:family="text" style:parent-style-name="Footnote_20_Symbol">
      <style:text-properties style:text-position="0% 100%" fo:font-size="9pt" fo:font-weight="normal"/>
    </style:style>
    <style:style style:name="Teletype" style:family="text">
      <style:text-properties style:font-name="Courier New" style:font-name-asian="Courier New" style:font-name-complex="NSimSu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99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ption_20_characters" style:display-name="Caption characters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al_5f_WordNewNotion" style:display-name="Val_WordNewNotion" style:family="text">
      <style:text-properties style:font-name="Times New Roman2" fo:font-size="12pt" fo:font-style="italic" fo:text-shadow="none" style:text-underline-style="none" style:letter-kerning="true" style:font-style-asian="normal" style:font-style-complex="normal"/>
    </style:style>
    <style:style style:name="Val_5f_WordAnkor" style:display-name="Val_WordAnkor" style:family="text" style:parent-style-name="Footnote_20_Symbol">
      <style:text-properties style:text-position="0% 100%" style:font-name="Times New Roman3" fo:font-size="12pt" fo:font-style="italic"/>
    </style:style>
    <style:style style:name="Val_5f_Normal" style:display-name="Val_Normal" style:family="text">
      <style:text-properties fo:font-style="norm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Zeichenformat" style:num-format="">
        <style:list-level-properties text:min-label-width="0.762cm"/>
      </text:list-level-style-number>
      <text:list-level-style-number text:level="2" text:style-name="Zeichenformat" style:num-format="">
        <style:list-level-properties text:min-label-width="1.016cm"/>
      </text:list-level-style-number>
      <text:list-level-style-number text:level="3" text:style-name="Zeichenformat" style:num-format="">
        <style:list-level-properties text:min-label-width="1.27cm"/>
      </text:list-level-style-number>
      <text:list-level-style-number text:level="4" text:style-name="Zeichenformat" style:num-format="">
        <style:list-level-properties text:min-label-width="1.524cm"/>
      </text:list-level-style-number>
      <text:list-level-style-number text:level="5" text:style-name="Zeichenformat" style:num-format="">
        <style:list-level-properties text:min-label-width="1.778cm"/>
      </text:list-level-style-number>
      <text:list-level-style-number text:level="6" text:style-name="Zeichenformat" style:num-format="">
        <style:list-level-properties text:min-label-width="2.032cm"/>
      </text:list-level-style-number>
      <text:list-level-style-number text:level="7" text:style-name="Zeichenformat" style:num-format="">
        <style:list-level-properties text:min-label-width="2.286cm"/>
      </text:list-level-style-number>
      <text:list-level-style-number text:level="8" text:style-name="Zeichenformat" style:num-format="">
        <style:list-level-properties text:min-label-width="2.54cm"/>
      </text:list-level-style-number>
      <text:list-level-style-number text:level="9" text:style-name="Zeichenformat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)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." style:num-format="1" text:start-value="49">
        <style:list-level-properties text:min-label-width="0.7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al_5f_ListDef" style:display-name="Val_ListDef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</text:list-style>
    <text:list-style style:name="Val_5f_List_5f_SimDots" style:display-name="Val_List_SimDo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ru" fo:country="RU" style:font-size-asian="10pt" style:font-size-complex="10pt"/>
    </style:style>
    <style:style style:name="M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MP4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MP5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MP6" style:family="paragraph" style:parent-style-name="Header">
      <style:text-properties fo:language="ru" fo:country="RU"/>
    </style:style>
    <style:page-layout style:name="Mpm1">
      <style:page-layout-properties fo:page-width="15cm" fo:page-height="20.001cm" style:num-format="1" style:print-orientation="portrait" fo:margin-top="1cm" fo:margin-bottom="0.3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page-layout style:name="Mpm2">
      <style:page-layout-properties fo:page-width="12cm" fo:page-height="21.001cm" style:num-format="1" style:print-orientation="portrait" fo:margin-top="0.7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3cm" fo:page-height="20.001cm" style:num-format="1" style:print-orientation="portrait" fo:margin-top="1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13cm" fo:page-height="20.001cm" style:num-format="1" style:print-orientation="portrait" fo:margin-top="0.3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>
        <style:header-footer-properties svg:height="0.998cm" fo:margin-left="0cm" fo:margin-right="0cm" fo:margin-bottom="0.499cm" fo:border-top="none" fo:border-bottom="0.012cm double #000000" fo:border-left="none" fo:border-right="none" style:border-line-width-bottom="0.004cm 0.004cm 0.004cm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/></text:p>
      </style:footer>
    </style:master-page>
    <style:master-page style:name="Val_5f_DefaultPage" style:display-name="Val_DefaultPage" style:page-layout-name="Mpm2">
      <style:footer>
        <text:p text:style-name="MP2"><text:page-number style:num-format="1" text:select-page="current">6</text:page-number></text:p>
      </style:footer>
    </style:master-page>
    <style:master-page style:name="First_20_Page" style:display-name="First Page" style:page-layout-name="Mpm3" style:next-style-name="Standard"/>
    <style:master-page style:name="Footnote" style:page-layout-name="Mpm4"/>
    <style:master-page style:name="Endnote" style:page-layout-name="Mpm4"/>
    <style:master-page style:name="Val_5f_PageDefault" style:display-name="Val_PageDefault" style:page-layout-name="Mpm5">
      <style:footer>
        <text:p text:style-name="MP3"><text:page-number style:num-format="1" text:select-page="current"/></text:p>
      </style:footer>
    </style:master-page>
    <style:master-page style:name="Val_5f_PageWHead" style:display-name="Val_PageWHead" style:page-layout-name="Mpm6">
      <style:header>
        <text:p text:style-name="MP4"><text:chapter text:display="name" text:outline-level="2"/></text:p>
      </style:header>
      <style:header-left>
        <text:p text:style-name="MP5"><text:chapter text:display="name" text:outline-level="1"/></text:p>
      </style:header-left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5T19:55:34.22</meta:creation-date>
    <meta:generator>OpenOffice/4.1.2$Win32 OpenOffice.org_project/412m3$Build-9782</meta:generator>
    <meta:editing-duration>P0D</meta:editing-duration>
    <meta:editing-cycles>1</meta:editing-cycles>
    <meta:document-statistic meta:table-count="0" meta:image-count="0" meta:object-count="0" meta:page-count="6" meta:paragraph-count="83" meta:word-count="876" meta:character-count="6498"/>
    <meta:template xlink:type="simple" xlink:actuate="onRequest" xlink:title="Modern" xlink:href="../../../../../../Program%20Files%20(x86)/LibreOffice%205/share/template/common/styles/Modern.ott" meta:date="2016-01-09T19:38:20.87"/>
  </office:meta>
</office:document-meta>
</file>